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0.46pt"/>
    </style:style>
    <style:style style:name="co6" style:family="table-column">
      <style:table-column-properties fo:break-before="auto" style:column-width="64.6pt"/>
    </style:style>
    <style:style style:name="co7" style:family="table-column">
      <style:table-column-properties fo:break-before="auto" style:column-width="659.11pt"/>
    </style:style>
    <style:style style:name="co8" style:family="table-column">
      <style:table-column-properties fo:break-before="auto" style:column-width="70.16pt"/>
    </style:style>
    <style:style style:name="co9" style:family="table-column">
      <style:table-column-properties fo:break-before="auto" style:column-width="100.01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5"/>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5"/>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5"/>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5"/>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5"/>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5"/>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text:p>
            <text:p/>
            <text:p>I will discuss joint work with Sylvia Serfaty which establishes these transitions rigorously. Our proof develops a new framework based on adaptive cluster expansions and electrostatic estimates.</text:p>
          </table:table-cell>
          <table:table-cell table:number-columns-repeated="1015"/>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5"/>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5"/>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ext:p/>
            <text:p/>
          </table:table-cell>
          <table:table-cell table:number-columns-repeated="1015"/>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5"/>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8"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5"/>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2"/>
          <table:table-cell table:style-name="ce4"/>
          <table:table-cell table:number-columns-repeated="1015"/>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9"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0"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O BE ANNOUNCED)</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ymmetrization, concentration inequality and $0-1$ laws for Le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a at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t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number-columns-repeated="2"/>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07" calcext:value-type="date">
            <text:p>07/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14" calcext:value-type="date">
            <text:p>14/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21" calcext:value-type="date">
            <text:p>21/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09-28" calcext:value-type="date">
            <text:p>28/09/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0-05" calcext:value-type="date">
            <text:p>05/10/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1" table:content-validation-name="val4" office:value-type="date" office:date-value="1998-10-19" calcext:value-type="date">
            <text:p>19/10/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0-26" calcext:value-type="date">
            <text:p>26/10/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02" calcext:value-type="date">
            <text:p>02/11/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nd 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09" calcext:value-type="date">
            <text:p>09/11/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23" calcext:value-type="date">
            <text:p>23/11/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8-11-30" calcext:value-type="date">
            <text:p>30/11/1998</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2-01" calcext:value-type="date">
            <text:p>01/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1" table:content-validation-name="val4" office:value-type="date" office:date-value="1999-02-08" calcext:value-type="date">
            <text:p>08/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1" table:content-validation-name="val4" office:value-type="date" office:date-value="1999-02-15" calcext:value-type="date">
            <text:p>15/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2-22" calcext:value-type="date">
            <text:p>22/02/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1" table:content-validation-name="val4" office:value-type="date" office:date-value="1999-03-01" calcext:value-type="date">
            <text:p>01/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3-08" calcext:value-type="date">
            <text:p>08/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3-15" calcext:value-type="date">
            <text:p>15/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3-29" calcext:value-type="date">
            <text:p>29/03/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4-05" calcext:value-type="date">
            <text:p>05/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4-12" calcext:value-type="date">
            <text:p>12/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City University of New York</text:p>
          </table:table-cell>
          <table:table-cell table:style-name="ce2" table:content-validation-name="val3" office:value-type="string" calcext:value-type="string">
            <text:p>Probability</text:p>
          </table:table-cell>
          <table:table-cell table:style-name="ce11" table:content-validation-name="val4" office:value-type="date" office:date-value="1999-04-19" calcext:value-type="date">
            <text:p>19/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4-26" calcext:value-type="date">
            <text:p>26/04/1999</text:p>
          </table:table-cell>
          <table:table-cell table:style-name="ce7"/>
          <table:table-cell table:style-name="ce2"/>
          <table:table-cell table:style-name="ce4"/>
          <table:table-cell table:number-columns-repeated="1015"/>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1999-05-03" calcext:value-type="date">
            <text:p>03/05/1999</text:p>
          </table:table-cell>
          <table:table-cell table:style-name="ce7"/>
          <table:table-cell table:style-name="ce2"/>
          <table:table-cell table:style-name="ce4"/>
          <table:table-cell table:style-name="ce2" table:number-columns-repeated="20"/>
          <table:table-cell table:number-columns-repeated="995"/>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1" table:content-validation-name="val4" office:value-type="date" office:date-value="1999-05-10" calcext:value-type="date">
            <text:p>10/05/1999</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Ito-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 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uch ado about a simple PDE</text:p>
          </table:table-cell>
          <table:table-cell table:style-name="ce2" office:value-type="string" calcext:value-type="string">
            <text:p>Dan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tremal behavior of stochastic integrals driven by multivariate regularly varying Le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13"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13"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13"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5"/>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13"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13"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at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at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13"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5"/>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13"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bstract Wiener space revisited</text:p>
          </table:table-cell>
          <table:table-cell table:style-name="ce2" office:value-type="string" calcext:value-type="string">
            <text:p>Dan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at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6</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13"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13"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13"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13"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13"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5"/>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13"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University of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5"/>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5"/>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at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5"/>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5"/>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5"/>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5"/>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5"/>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5"/>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5"/>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5"/>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5"/>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5"/>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5"/>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5"/>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5"/>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5"/>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5"/>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Wisconsi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5"/>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5"/>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5"/>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5"/>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Wisconsi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5"/>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t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5"/>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5"/>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5"/>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5"/>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5"/>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9"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1" table:content-validation-name="val4" office:value-type="date" office:date-value="2013-08-28" calcext:value-type="date">
            <text:p>28/08/2013</text:p>
          </table:table-cell>
          <table:table-cell table:style-name="ce13"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5"/>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9"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09-16" calcext:value-type="date">
            <text:p>16/09/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9"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1" table:content-validation-name="val4" office:value-type="date" office:date-value="2013-09-23" calcext:value-type="date">
            <text:p>23/09/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09-30" calcext:value-type="date">
            <text:p>30/09/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9"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1" table:content-validation-name="val4" office:value-type="date" office:date-value="2013-10-07" calcext:value-type="date">
            <text:p>07/10/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9"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1" table:content-validation-name="val4" office:value-type="date" office:date-value="2013-10-21" calcext:value-type="date">
            <text:p>21/10/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9"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1" table:content-validation-name="val4" office:value-type="date" office:date-value="2013-10-28" calcext:value-type="date">
            <text:p>28/10/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1" table:content-validation-name="val4" office:value-type="date" office:date-value="2013-11-04" calcext:value-type="date">
            <text:p>04/11/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11-11" calcext:value-type="date">
            <text:p>11/11/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9"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1" table:content-validation-name="val4" office:value-type="date" office:date-value="2013-11-21" calcext:value-type="date">
            <text:p>21/11/2013</text:p>
          </table:table-cell>
          <table:table-cell table:style-name="ce13"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5"/>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9"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3-11-25" calcext:value-type="date">
            <text:p>25/11/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9"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1" table:content-validation-name="val4" office:value-type="date" office:date-value="2013-12-09" calcext:value-type="date">
            <text:p>09/12/2013</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9"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1" table:content-validation-name="val4" office:value-type="date" office:date-value="2014-01-27" calcext:value-type="date">
            <text:p>27/0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9"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2-03" calcext:value-type="date">
            <text:p>03/0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9"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2-10" calcext:value-type="date">
            <text:p>10/0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9"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1" table:content-validation-name="val4" office:value-type="date" office:date-value="2014-02-24" calcext:value-type="date">
            <text:p>24/0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9"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1" table:content-validation-name="val4" office:value-type="date" office:date-value="2014-03-03" calcext:value-type="date">
            <text:p>03/03/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9" office:value-type="string" calcext:value-type="string">
            <text:p><text:a xlink:href="http://cims.nyu.edu/~sen/" xlink:type="simple">http://cims.nyu.edu/~sen/</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3-10" calcext:value-type="date">
            <text:p>10/03/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9"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1" table:content-validation-name="val4" office:value-type="date" office:date-value="2014-03-17" calcext:value-type="date">
            <text:p>17/03/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9"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3-24" calcext:value-type="date">
            <text:p>24/03/2014</text:p>
          </table:table-cell>
          <table:table-cell table:style-name="ce13"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5"/>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9"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4-07" calcext:value-type="date">
            <text:p>07/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4-14" calcext:value-type="date">
            <text:p>14/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9"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4-21" calcext:value-type="date">
            <text:p>21/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9"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1" table:content-validation-name="val4" office:value-type="date" office:date-value="2014-04-28" calcext:value-type="date">
            <text:p>28/04/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9"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05-05" calcext:value-type="date">
            <text:p>05/05/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9"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1" table:content-validation-name="val4" office:value-type="date" office:date-value="2014-05-20" calcext:value-type="date">
            <text:p>20/05/2014</text:p>
          </table:table-cell>
          <table:table-cell table:style-name="ce13"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9"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1" table:content-validation-name="val4" office:value-type="date" office:date-value="2014-09-08" calcext:value-type="date">
            <text:p>08/09/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9"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1" table:content-validation-name="val4" office:value-type="date" office:date-value="2014-09-15" calcext:value-type="date">
            <text:p>15/09/2014</text:p>
          </table:table-cell>
          <table:table-cell table:style-name="ce13"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9"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1" table:content-validation-name="val4" office:value-type="date" office:date-value="2014-09-15" calcext:value-type="date">
            <text:p>15/09/2014</text:p>
          </table:table-cell>
          <table:table-cell table:style-name="ce13"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5"/>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9"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1" table:content-validation-name="val4" office:value-type="date" office:date-value="2014-09-22" calcext:value-type="date">
            <text:p>22/09/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9"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1" table:content-validation-name="val4" office:value-type="date" office:date-value="2014-09-29" calcext:value-type="date">
            <text:p>29/09/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9"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1" table:content-validation-name="val4" office:value-type="date" office:date-value="2014-10-06" calcext:value-type="date">
            <text:p>06/10/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9"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1" table:content-validation-name="val4" office:value-type="date" office:date-value="2014-10-20" calcext:value-type="date">
            <text:p>20/10/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9"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1" table:content-validation-name="val4" office:value-type="date" office:date-value="2014-10-27" calcext:value-type="date">
            <text:p>27/10/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9"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03" calcext:value-type="date">
            <text:p>03/11/2014</text:p>
          </table:table-cell>
          <table:table-cell table:style-name="ce13"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9"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03" calcext:value-type="date">
            <text:p>03/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9"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1" table:content-validation-name="val4" office:value-type="date" office:date-value="2014-11-10" calcext:value-type="date">
            <text:p>10/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17" calcext:value-type="date">
            <text:p>17/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9"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1" table:content-validation-name="val4" office:value-type="date" office:date-value="2014-11-24" calcext:value-type="date">
            <text:p>24/11/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9"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1" table:content-validation-name="val4" office:value-type="date" office:date-value="2014-12-01" calcext:value-type="date">
            <text:p>01/12/2014</text:p>
          </table:table-cell>
          <table:table-cell table:style-name="ce13"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9"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1" table:content-validation-name="val4" office:value-type="date" office:date-value="2014-12-05" calcext:value-type="date">
            <text:p>05/12/2014</text:p>
          </table:table-cell>
          <table:table-cell table:style-name="ce13"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table-cell table:style-name="ce2"/>
          <table:table-cell table:style-name="ce4"/>
          <table:table-cell table:number-columns-repeated="1015"/>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5"/>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5"/>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5"/>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5"/>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5"/>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5"/>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5"/>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a at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5"/>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5"/>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5"/>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5"/>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5"/>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5"/>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5"/>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5"/>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5"/>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5"/>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5"/>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5"/>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5"/>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5"/>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5"/>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5"/>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5"/>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5"/>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5"/>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5"/>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5"/>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5"/>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5"/>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5"/>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5"/>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5"/>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5"/>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5"/>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5"/>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5"/>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5"/>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5"/>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5"/>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5"/>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5"/>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t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5"/>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5"/>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5"/>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5"/>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5"/>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5"/>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5"/>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5"/>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5"/>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office:value-type="time" office:time-value="PT16H00M00S" calcext:value-type="time">
            <text:p>16:00</text:p>
          </table:table-cell>
          <table:table-cell table:style-name="ce2" office:value-type="string" calcext:value-type="string">
            <text:p>Malott 205</text:p>
          </table:table-cell>
          <table:table-cell table:style-name="ce8"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5"/>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5"/>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5"/>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5"/>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 -- Israe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5"/>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5"/>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5"/>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5"/>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5"/>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5"/>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5"/>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5"/>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5"/>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5"/>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5"/>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5"/>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5"/>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5"/>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5"/>
        </table:table-row>
        <table:table-row table:style-name="ro1">
          <table:table-cell table:style-name="ce4" office:value-type="string" calcext:value-type="string">
            <text:p>Polluted bootstrap percolation</text:p>
          </table:table-cell>
          <table:table-cell table:style-name="ce2" office:value-type="string" calcext:value-type="string">
            <text:p>Alexander E.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5"/>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5"/>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5"/>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5"/>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5"/>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5"/>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5"/>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5"/>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5"/>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5"/>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5"/>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5"/>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5"/>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5"/>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5"/>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5"/>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5"/>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5"/>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5"/>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5"/>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5"/>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5"/>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5"/>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5"/>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5"/>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5"/>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5"/>
        </table:table-row>
        <table:table-row table:style-name="ro1">
          <table:table-cell table:style-name="ce4" office:value-type="string" calcext:value-type="string">
            <text:p>GOE Statistics for Le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5"/>
        </table:table-row>
        <table:table-row table:style-name="ro1">
          <table:table-cell table:style-name="ce4" office:value-type="string" calcext:value-type="string">
            <text:p>Generalized <text:s/>Ito-Nisio Theorem with applications to Levy processes and Le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o-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o-Nisio Theorem that covers also strong modes of convergence.&lt;br&gt;&lt;br&gt;For applications to Levy processes, we find the optimal subspace of functions of finite phi-variation where all Levy processes without Gaussian component live and admit strongly converging series expansions. This yields an extension of the celebrated S.J. Taylor's theorem to Levy processes. <text:s/>We apply these results to Levy driven SDEs and infinitely divisible random fields.&lt;br&gt;&lt;br&gt;This talk is based on a joint work with A. Basse-O'Connor and J. Hoffmann-Jorgensen.</text:p>
          </table:table-cell>
          <table:table-cell table:number-columns-repeated="1015"/>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5"/>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5"/>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5"/>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5"/>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5"/>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5"/>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5"/>
        </table:table-row>
        <table:table-row table:style-name="ro1">
          <table:table-cell table:style-name="ce4" office:value-type="string" calcext:value-type="string">
            <text:p>Stable Le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D = D([0, 1])$ of cadlag functions on $[0, 1]$ (i.e. right-continuous functions with left limits).&lt;br&gt;&lt;br&gt;In this talk, we examine the macroscopic limit (as time gets large) of the partial sum sequences associated to i.i.d. regularly varying elements with values in $D$. This limit is an interesting object in itself, which we call a "Dvalued stable Levy motion". Our methods were inspired by the construction of the classical stable Levy motion (in dimension $d$), and of its approximation by partial sums of i.i.d. regularly varying vectors, as presented in the monograph Resnick (2007). We extend these two results to the infinite-dimensional setting, using the concept of regular variation for random elements in $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5"/>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5"/>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5"/>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5"/>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5"/>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5"/>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5"/>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5"/>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CUNY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5"/>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5"/>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5"/>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5"/>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5"/>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5"/>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5"/>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5"/>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NYU</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5"/>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5"/>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5"/>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University at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5"/>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5"/>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5"/>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5"/>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5"/>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 – Israe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5"/>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5"/>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5"/>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5"/>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5"/>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5"/>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5"/>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5"/>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5"/>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5"/>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5"/>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5"/>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5"/>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5"/>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o'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5"/>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5"/>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5"/>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5"/>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5"/>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5"/>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5"/>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5"/>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5"/>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5"/>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5"/>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CUNY</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5"/>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5"/>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5"/>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5"/>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5"/>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5"/>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5"/>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5"/>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5"/>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5"/>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5"/>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5"/>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5"/>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5"/>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5"/>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5"/>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5"/>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5"/>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5"/>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 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5"/>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5"/>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5"/>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5"/>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5"/>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5"/>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5"/>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5"/>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5"/>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C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5"/>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5"/>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EPFL (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5"/>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5"/>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5"/>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5"/>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5"/>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5"/>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5"/>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5"/>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5"/>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5"/>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5"/>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5"/>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5"/>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5"/>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5"/>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5"/>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5"/>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5"/>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5"/>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5"/>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5"/>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5"/>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5"/>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5"/>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5"/>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5"/>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EPFL (École polytechnique fédérale de Lausanne)</text:p>
          </table:table-cell>
          <table:table-cell table:style-name="ce2" table:content-validation-name="val3" office:value-type="string" calcext:value-type="string">
            <text:p>Probability</text:p>
          </table:table-cell>
          <table:table-cell table:style-name="ce12" table:content-validation-name="val4" office:value-type="date" office:date-value="2024-11-11" calcext:value-type="date">
            <text:p>11/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5"/>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5"/>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5"/>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5"/>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5"/>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5"/>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5"/>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5"/>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5"/>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5"/>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5"/>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5"/>
        </table:table-row>
        <table:table-row table:style-name="ro2" table:number-rows-repeated="1047804">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I20"/>
        <table:database-range table:name="Seminars2" table:target-range-address="Archive.A1:Archive.I77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471" meta:object-count="0"/>
    <meta:generator>LibreOfficeDev/6.0.5.2$Linux_X86_64 LibreOffice_project/</meta:generator>
  </office:meta>
</office:document-meta>
</file>